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mouseClick.xml" manifest:media-type="text/xml"/>
  <manifest:file-entry manifest:full-path="Basic/Standard/mouseEven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cripts/python/PY_OpenCalc/Module1.py" manifest:media-type=""/>
  <manifest:file-entry manifest:full-path="Scripts/python/PY_OpenCalc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88mm"/>
    </style:style>
    <style:style style:name="co2" style:family="table-column">
      <style:table-column-properties fo:break-before="auto" style:column-width="8.17mm"/>
    </style:style>
    <style:style style:name="co3" style:family="table-column">
      <style:table-column-properties fo:break-before="auto" style:column-width="58.88mm"/>
    </style:style>
    <style:style style:name="co4" style:family="table-column">
      <style:table-column-properties fo:break-before="auto" style:column-width="8.5mm"/>
    </style:style>
    <style:style style:name="co5" style:family="table-column">
      <style:table-column-properties fo:break-before="auto" style:column-width="11.25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15.08mm"/>
    </style:style>
    <style:style style:name="co8" style:family="table-column">
      <style:table-column-properties fo:break-before="auto" style:column-width="70.13mm"/>
    </style:style>
    <style:style style:name="co9" style:family="table-column">
      <style:table-column-properties fo:break-before="auto" style:column-width="88.18mm"/>
    </style:style>
    <style:style style:name="co10" style:family="table-column">
      <style:table-column-properties fo:break-before="auto" style:column-width="6.46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7.81mm"/>
    </style:style>
    <style:style style:name="co13" style:family="table-column">
      <style:table-column-properties fo:break-before="auto" style:column-width="120.17mm"/>
    </style:style>
    <style:style style:name="co14" style:family="table-column">
      <style:table-column-properties fo:break-before="auto" style:column-width="11.57mm"/>
    </style:style>
    <style:style style:name="co15" style:family="table-column">
      <style:table-column-properties fo:break-before="auto" style:column-width="14.62mm"/>
    </style:style>
    <style:style style:name="co16" style:family="table-column">
      <style:table-column-properties fo:break-before="auto" style:column-width="11.22mm"/>
    </style:style>
    <style:style style:name="co17" style:family="table-column">
      <style:table-column-properties fo:break-before="auto" style:column-width="51.73mm"/>
    </style:style>
    <style:style style:name="co18" style:family="table-column">
      <style:table-column-properties fo:break-before="auto" style:column-width="45.74mm"/>
    </style:style>
    <style:style style:name="co19" style:family="table-column">
      <style:table-column-properties fo:break-before="auto" style:column-width="29.95mm"/>
    </style:style>
    <style:style style:name="co20" style:family="table-column">
      <style:table-column-properties fo:break-before="auto" style:column-width="66.34mm"/>
    </style:style>
    <style:style style:name="co21" style:family="table-column">
      <style:table-column-properties fo:break-before="auto" style:column-width="6.42mm"/>
    </style:style>
    <style:style style:name="co22" style:family="table-column">
      <style:table-column-properties fo:break-before="auto" style:column-width="57.19mm"/>
    </style:style>
    <style:style style:name="co23" style:family="table-column">
      <style:table-column-properties fo:break-before="auto" style:column-width="71.17mm"/>
    </style:style>
    <style:style style:name="co24" style:family="table-column">
      <style:table-column-properties fo:break-before="auto" style:column-width="72.27mm"/>
    </style:style>
    <style:style style:name="co25" style:family="table-column">
      <style:table-column-properties fo:break-before="auto" style:column-width="69.71mm"/>
    </style:style>
    <style:style style:name="co26" style:family="table-column">
      <style:table-column-properties fo:break-before="auto" style:column-width="5.43mm"/>
    </style:style>
    <style:style style:name="co27" style:family="table-column">
      <style:table-column-properties fo:break-before="auto" style:column-width="30.97mm"/>
    </style:style>
    <style:style style:name="co28" style:family="table-column">
      <style:table-column-properties fo:break-before="auto" style:column-width="102.41mm"/>
    </style:style>
    <style:style style:name="co29" style:family="table-column">
      <style:table-column-properties fo:break-before="auto" style:column-width="83.71mm"/>
    </style:style>
    <style:style style:name="ro1" style:family="table-row">
      <style:table-row-properties style:row-height="16.14mm" fo:break-before="auto" style:use-optimal-row-height="false"/>
    </style:style>
    <style:style style:name="ro2" style:family="table-row">
      <style:table-row-properties style:row-height="6.3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7.88mm" fo:break-before="auto" style:use-optimal-row-height="false"/>
    </style:style>
    <style:style style:name="ro6" style:family="table-row">
      <style:table-row-properties style:row-height="14.2mm" fo:break-before="auto" style:use-optimal-row-height="false"/>
    </style:style>
    <style:style style:name="ro7" style:family="table-row">
      <style:table-row-properties style:row-height="11.5mm" fo:break-before="auto" style:use-optimal-row-height="false"/>
    </style:style>
    <style:style style:name="ro8" style:family="table-row">
      <style:table-row-properties style:row-height="15.06mm" fo:break-before="auto" style:use-optimal-row-height="false"/>
    </style:style>
    <style:style style:name="ro9" style:family="table-row">
      <style:table-row-properties style:row-height="12.36mm" fo:break-before="auto" style:use-optimal-row-height="false"/>
    </style:style>
    <style:style style:name="ro10" style:family="table-row">
      <style:table-row-properties style:row-height="12.19mm" fo:break-before="auto" style:use-optimal-row-height="false"/>
    </style:style>
    <style:style style:name="ro11" style:family="table-row">
      <style:table-row-properties style:row-height="16.51mm" fo:break-before="auto" style:use-optimal-row-height="false"/>
    </style:style>
    <style:style style:name="ro12" style:family="table-row">
      <style:table-row-properties style:row-height="6.58mm" fo:break-before="auto" style:use-optimal-row-height="false"/>
    </style:style>
    <style:style style:name="ro13" style:family="table-row">
      <style:table-row-properties style:row-height="8.31mm" fo:break-before="auto" style:use-optimal-row-height="false"/>
    </style:style>
    <style:style style:name="ro14" style:family="table-row">
      <style:table-row-properties style:row-height="21.06mm" fo:break-before="auto" style:use-optimal-row-height="false"/>
    </style:style>
    <style:style style:name="ro15" style:family="table-row">
      <style:table-row-properties style:row-height="19.09mm" fo:break-before="auto" style:use-optimal-row-height="false"/>
    </style:style>
    <style:style style:name="ro16" style:family="table-row">
      <style:table-row-properties style:row-height="7.48mm" fo:break-before="auto" style:use-optimal-row-height="false"/>
    </style:style>
    <style:style style:name="ro17" style:family="table-row">
      <style:table-row-properties style:row-height="10.53mm" fo:break-before="auto" style:use-optimal-row-height="false"/>
    </style:style>
    <style:style style:name="ro18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>
      <style:table-cell-properties fo:background-color="#5983b0" style:vertical-align="middle"/>
      <style:text-properties fo:font-size="20pt"/>
    </style:style>
    <style:style style:name="ce13" style:family="table-cell" style:parent-style-name="Default">
      <style:table-cell-properties fo:background-color="#b4c7dc"/>
    </style:style>
    <style:style style:name="ce5" style:family="table-cell" style:parent-style-name="Default">
      <style:table-cell-properties fo:background-color="#5983b0" style:text-align-source="fix" style:repeat-content="false" style:vertical-align="middle"/>
      <style:paragraph-properties fo:text-align="start" fo:margin-left="0mm"/>
      <style:text-properties fo:font-size="20pt"/>
    </style:style>
    <style:style style:name="ce6" style:family="table-cell" style:parent-style-name="Default">
      <style:table-cell-properties fo:background-color="#b4c7dc"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#696969"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fo:background-color="#696969" style:text-align-source="fix" style:repeat-content="false"/>
      <style:paragraph-properties fo:text-align="start" fo:margin-left="0mm"/>
      <style:text-properties fo:color="#00ff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</style:style>
    <style:style style:name="ce15" style:family="table-cell" style:parent-style-name="Default">
      <style:table-cell-properties fo:background-color="#b4c7dc" style:text-align-source="fix" style:repeat-content="false"/>
      <style:paragraph-properties fo:text-align="end" fo:margin-left="0mm"/>
      <style:text-properties fo:color="#f44336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end" fo:margin-left="0mm"/>
    </style:style>
    <style:style style:name="ce22" style:family="table-cell" style:parent-style-name="Default">
      <style:table-cell-properties fo:background-color="#696969"/>
      <style:text-properties fo:color="#ffd700" fo:font-size="14pt" fo:font-weight="bold" style:font-weight-asian="bold" style:font-weight-complex="bold"/>
    </style:style>
    <style:style style:name="ce23" style:family="table-cell" style:parent-style-name="Default">
      <style:table-cell-properties fo:background-color="#696969" style:text-align-source="fix" style:repeat-content="false"/>
      <style:paragraph-properties fo:text-align="end" fo:margin-left="0mm"/>
      <style:text-properties fo:color="#ffffff"/>
    </style:style>
    <style:style style:name="ce26" style:family="table-cell" style:parent-style-name="Default">
      <style:table-cell-properties fo:background-color="#696969"/>
      <style:text-properties fo:color="#00ff00" fo:font-weight="bold" style:font-weight-asian="bold" style:font-weight-complex="bold"/>
    </style:style>
    <style:style style:name="ce33" style:family="table-cell" style:parent-style-name="Default">
      <style:table-cell-properties fo:background-color="#696969"/>
      <style:text-properties fo:color="#00ff00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fo:background-color="#696969"/>
    </style:style>
    <style:style style:name="ce38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map style:condition="cell-content()=1" style:apply-style-name="radiobutton" style:base-cell-address="'ROMS-Cockpit'.D6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fo:background-color="#b4c7dc" style:text-align-source="fix" style:repeat-content="false" style:vertical-align="middle"/>
      <style:paragraph-properties fo:text-align="end" fo:margin-left="0mm"/>
      <style:text-properties fo:color="#ff0000" fo:font-size="14pt"/>
    </style:style>
    <style:style style:name="ce41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mm"/>
      <style:text-properties fo:font-size="14pt"/>
    </style:style>
    <style:style style:name="ce42" style:family="table-cell" style:parent-style-name="Default">
      <style:table-cell-properties fo:background-color="#b4c7dc" style:vertical-align="middle"/>
      <style:text-properties fo:font-size="14pt"/>
    </style:style>
    <style:style style:name="ce25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fo:background-color="#b4c7dc" fo:wrap-option="wrap"/>
    </style:style>
    <style:style style:name="ce28" style:family="table-cell" style:parent-style-name="Default">
      <style:table-cell-properties fo:background-color="#ffffff" fo:wrap-option="wrap" fo:border="0.74pt solid #000000"/>
    </style:style>
    <style:style style:name="ce29" style:family="table-cell" style:parent-style-name="Default">
      <style:table-cell-properties fo:background-color="#b4c7dc"/>
      <style:text-properties fo:font-size="15pt" style:font-size-asian="15pt" style:font-size-complex="15pt"/>
    </style:style>
    <style:style style:name="ce30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mm"/>
    </style:style>
    <style:style style:name="ce31" style:family="table-cell" style:parent-style-name="Default" style:data-style-name="N0">
      <style:table-cell-properties fo:background-color="#dbe8fa" style:text-align-source="fix" style:repeat-content="false" fo:wrap-option="wrap" fo:border="0.74pt solid #000000"/>
      <style:paragraph-properties fo:text-align="start" fo:margin-left="0mm"/>
    </style:style>
    <style:style style:name="ce32" style:family="table-cell" style:parent-style-name="Default">
      <style:table-cell-properties fo:background-color="transparent"/>
      <style:text-properties fo:font-size="18pt"/>
    </style:style>
    <style:style style:name="gr1" style:family="graphic" style:parent-style-name="Default">
      <style:graphic-properties draw:stroke="solid" draw:stroke-dash="Dashed_20__28_var_29__20_2" svg:stroke-width="1.3mm" svg:stroke-color="#000000" draw:marker-start="" draw:marker-start-width="3.5mm" draw:marker-start-center="false" draw:marker-end="Arrowheads_20_7" draw:marker-end-width="4.5mm" draw:marker-end-center="false" draw:fill="none" draw:fill-color="#ffffff" draw:textarea-horizontal-align="justify" fo:padding-top="1.75mm" fo:padding-bottom="1.75mm" fo:padding-left="3mm" fo:padding-right="3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07.66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Default">
      <style:graphic-properties draw:textarea-horizontal-align="justify" draw:textarea-vertical-align="middle" draw:auto-grow-height="false" fo:min-height="15.92mm" fo:min-width="74.85mm" loext:decorative="false"/>
      <style:paragraph-properties style:writing-mode="lr-tb" fo:margin-left="0mm" fo:margin-right="0mm" fo:margin-top="0mm" fo:margin-bottom="0mm" fo:line-height="100%" fo:text-align="center" fo:text-indent="0mm" style:text-autospace="none" style:line-break="normal" loext:tab-stop-distance="0mm">
        <style:tab-stops/>
      </style:paragraph-properties>
      <style:text-properties fo:hyphenate="false"/>
    </style:style>
    <style:style style:name="gr4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e8f2a1" draw:textarea-horizontal-align="justify" draw:textarea-vertical-align="middle" draw:auto-grow-height="false" fo:min-height="15.14mm" fo:min-width="63.36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8.54mm" fo:min-width="142.08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9.68mm" fo:min-width="57.24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15.94mm" fo:min-width="71.96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 style:parent-style-name="Default">
      <style:graphic-properties svg:stroke-width="1mm" svg:stroke-color="#ffffff" draw:marker-start-width="3.5mm" draw:marker-end-width="3.5mm" draw:fill-color="#778899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9" style:family="graphic" style:parent-style-name="Default">
      <style:graphic-properties draw:stroke="solid" svg:stroke-width="0.35mm" svg:stroke-color="#696969" draw:marker-start="" draw:marker-start-width="2mm" draw:marker-start-center="false" draw:marker-end="" draw:marker-end-width="2mm" draw:marker-end-center="false" draw:stroke-linejoin="round" svg:stroke-linecap="round" draw:fill="hatch" draw:fill-color="#ffffff" draw:fill-hatch-name="Blue_20_45_20_Degrees_20_Crossed" draw:opacity="20%" draw:textarea-horizontal-align="justify" draw:textarea-vertical-align="middle" draw:auto-grow-height="false" draw:fit-to-size="false" style:shrink-to-fit="false" fo:min-height="8.54mm" fo:min-width="145.18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 style:parent-style-name="Default">
      <style:graphic-properties loext:decorative="false"/>
    </style:style>
    <style:style style:name="gr11" style:family="graphic" style:parent-style-name="Default">
      <style:graphic-properties svg:stroke-width="1mm" svg:stroke-color="#ffffff" draw:marker-start-width="3.5mm" draw:marker-end-width="3.5mm" draw:fill-color="#cd5c5c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12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17.82mm" fo:min-width="142.27mm" fo:padding-top="0mm" fo:padding-bottom="0mm" fo:padding-left="1mm" fo:padding-right="0mm" fo:wrap-option="wrap" style:overflow-behavior="clip" style:writing-mode="lr-tb" loext:decorative="false"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3" style:family="graphic" style:parent-style-name="Default">
      <style:graphic-properties draw:textarea-vertical-align="middle" loext:decorative="false"/>
    </style:style>
    <style:style style:name="P1" style:family="paragraph">
      <loext:graphic-properties draw:fill="none" draw:fill-color="#ffffff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hyphenate="false"/>
    </style:style>
    <style:style style:name="P3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margin-left="0mm" fo:margin-right="0mm" fo:margin-top="0mm" fo:margin-bottom="0mm" fo:line-height="100%" fo:text-align="center" fo:text-indent="0mm" style:text-autospace="none" style:line-break="normal" loext:tab-stop-distance="0mm" style:writing-mode="page">
        <style:tab-stops/>
      </style:paragraph-properties>
      <style:text-properties fo:hyphenate="false"/>
    </style:style>
    <style:style style:name="P5" style:family="paragraph">
      <style:paragraph-properties fo:margin-left="0mm" fo:margin-right="0mm" fo:margin-top="0mm" fo:margin-bottom="0mm" fo:line-height="100%" fo:text-align="center" fo:text-indent="0mm" style:text-autospace="none" style:line-break="normal" loext:tab-stop-distance="0mm">
        <style:tab-stops/>
      </style:paragraph-properties>
      <style:text-properties fo:hyphenate="false"/>
    </style:style>
    <style:style style:name="P6" style:family="paragraph">
      <loext:graphic-properties draw:fill="solid" draw:fill-color="#e8f2a1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style:font-name="Liberation Sans" style:font-name-asian="Liberation Sans" style:font-name-complex="Liberation Sans" fo:hyphenate="false"/>
    </style:style>
    <style:style style:name="P8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" style:family="paragraph">
      <style:paragraph-properties fo:text-align="center"/>
    </style:style>
    <style:style style:name="P12" style:family="paragraph">
      <loext:graphic-properties draw:fill-color="#778899"/>
      <style:paragraph-properties fo:text-align="center" style:writing-mode="lr-tb"/>
    </style:style>
    <style:style style:name="P13" style:family="paragraph"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color="#000000" loext:opacity="100%" style:font-name="Liberation Sans" fo:background-color="transparent" style:font-name-asian="Liberation Sans" style:font-name-complex="Liberation Sans" fo:hyphenate="false"/>
    </style:style>
    <style:style style:name="P14" style:family="paragraph">
      <loext:graphic-properties draw:fill="hatch" draw:fill-color="#ffffff" draw:fill-hatch-name="Blue_20_45_20_Degrees_20_Crossed" draw:opacity="20%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5" style:family="paragraph">
      <style:paragraph-properties fo:text-align="center"/>
    </style:style>
    <style:style style:name="P16" style:family="paragraph">
      <loext:graphic-properties draw:fill-color="#cd5c5c"/>
      <style:paragraph-properties fo:text-align="center" style:writing-mode="lr-tb"/>
    </style:style>
    <style:style style:name="P17" style:family="paragraph"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hyphenate="false"/>
    </style:style>
    <style:style style:name="P18" style:family="paragraph">
      <loext:graphic-properties draw:fill="solid" draw:fill-color="#fcd5b5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19" style:family="paragraph">
      <style:paragraph-properties fo:text-align="start"/>
    </style:style>
    <style:style style:name="T1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1pt" style:language-asian="zh" style:country-asian="CN" style:font-style-asian="normal" style:font-weight-asian="normal" style:font-family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24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4pt" style:language-asian="zh" style:country-asian="CN" style:font-style-asian="normal" style:font-weight-asian="normal" style:font-family-complex="Calib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6pt" style:language-asian="zh" style:country-asian="CN" style:font-style-asian="normal" style:font-weight-asian="normal" style:font-family-complex="Calib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1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1pt" style:language-asian="zh" style:country-asian="CN" style:font-style-asian="normal" style:font-weight-asian="normal" style:font-name-complex="Arial" style:font-size-complex="2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de" fo:country="CH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family="Calibri" fo:font-size="11pt" fo:letter-spacing="normal" fo:language="de" fo:country="CH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automatic-find-labels="false"/>
      <table:table table:name="ROMS-Cockpit" table:style-name="ta1">
        <officeooo:event-listeners>
          <script:event-listener script:language="ooo:script" script:event-name="office:dblclick" xlink:href="vnd.sun.star.script:Standard.mouseEvent.ToggleTrueFalse?language=Basic&amp;location=document" xlink:type="simple"/>
        </officeooo:event-listeners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rminal" form:control-implementation="ooo:com.sun.star.form.component.CommandButton" xml:id="control1" form:id="control1" form:label="Termina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penTerminal?language=Basic&amp;location=document" xlink:type="simple"/>
              </office:event-listeners>
            </form:button>
          </form:form>
        </office:forms>
        <table:shapes>
          <draw:connector draw:z-index="0" draw:name="Connector-Standard" draw:style-name="gr1" draw:text-style-name="P1" svg:x1="245.57mm" svg:y1="138.25mm" svg:x2="299.92mm" svg:y2="137.63mm" draw:start-shape="id1" draw:start-glue-point="7" draw:end-shape="id2" draw:end-glue-point="6" svg:d="M24557 13825h2725v-62h2710" svg:viewBox="0 0 5436 63">
            <text:p/>
          </draw:connector>
          <draw:custom-shape draw:z-index="1" draw:name="LOAD_CONSOLES_METADATA 2" draw:style-name="gr2" draw:text-style-name="P3" xml:id="id1" draw:id="id1" svg:width="112.66mm" svg:height="19.5mm" svg:x="132.91mm" svg:y="128.5mm">
            <text:p text:style-name="P2"><text:span text:style-name="T1">%ROOT%/</text:span><text:span text:style-name="T2">ROM_DB_PY</text:span><text:span text:style-name="T1">/</text:span></text:p>
            <text:p text:style-name="P2"><text:span text:style-name="T3">SCRAPE_LIST_ROM_IMAGE_XML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z-index="2" draw:name="DB_SQLITE 1" draw:style-name="gr3" draw:text-style-name="P5" xml:id="id2" draw:id="id2" svg:width="74.84mm" svg:height="20.73mm" svg:x="299.92mm" svg:y="127.26mm">
            <text:p text:style-name="P4"><text:span text:style-name="T1">%ROOT%/ROM_DB_PY/DB</text:span></text:p>
            <text:p text:style-name="P4"><text:span text:style-name="T4">RetroRoms.db</text:span></text:p>
            <draw:enhanced-geometry svg:viewBox="0 0 88 21600" draw:glue-points="44 ?f6 44 0 0 10800 44 21600 88 10800" draw:text-areas="0 ?f6 88 ?f3" draw:type="can" draw:modifiers="3343.10511089682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z-index="3" draw:name="LOAD_CONSOLES_METADATA 4" draw:style-name="gr4" draw:text-style-name="P6" svg:width="68.36mm" svg:height="17.64mm" svg:x="134.58mm" svg:y="72.11mm">
            <text:p text:style-name="P2"><text:span text:style-name="T1">%ROOT%/RomsDB/</text:span><text:span text:style-name="T1"><text:line-break/></text:span><text:span text:style-name="T4">CAX_XML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z-index="4" draw:name="Connector-Standard 3" draw:style-name="gr1" draw:text-style-name="P1" svg:x1="245.46mm" svg:y1="168.5mm" svg:x2="299.51mm" svg:y2="168.3mm" draw:start-shape="id3" draw:start-glue-point="7" draw:end-shape="id4" draw:end-glue-point="3" svg:d="M24546 16850h2702v-20h2703" svg:viewBox="0 0 5406 21">
            <text:p/>
          </draw:connector>
          <draw:custom-shape draw:z-index="5" draw:name="LOAD_CONSOLES_METADATA 5" draw:style-name="gr2" draw:text-style-name="P3" xml:id="id3" draw:id="id3" svg:width="112.66mm" svg:height="19.5mm" svg:x="132.8mm" svg:y="158.75mm">
            <text:p text:style-name="P2"><text:span text:style-name="T1">%ROOT%/</text:span><text:span text:style-name="T2">ROM_DB_PY</text:span><text:span text:style-name="T1">/</text:span></text:p>
            <text:p text:style-name="P2"><text:span text:style-name="T3">GAMES_LIST_GENERATOR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z-index="6" draw:name="Rectangle-Cut- 3" draw:style-name="gr5" draw:text-style-name="P8" svg:width="148.27mm" svg:height="12.22mm" svg:x="135.06mm" svg:y="47.63mm">
            <text:p text:style-name="P7"><text:span text:style-name="T2">%ROOT%</text:span></text:p>
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7" draw:name="Rectangle-Cut- 4" draw:style-name="gr6" draw:text-style-name="P9" xml:id="id5" draw:id="id5" svg:width="65.52mm" svg:height="15.46mm" svg:x="134.48mm" svg:y="101.27mm">
            <text:p text:style-name="P2"><text:span text:style-name="T2">%ROOT%/ROM_DB_PY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9" draw:name="Rectangle-Cut- 5" draw:style-name="gr7" draw:text-style-name="P10" xml:id="id4" draw:id="id4" svg:width="81.94mm" svg:height="23.41mm" svg:x="299.51mm" svg:y="156.6mm">
            <text:p text:style-name="P2"><text:span text:style-name="T5">%ROOT_DB%/</text:span><text:span text:style-name="T5"><text:line-break/></text:span><text:span text:style-name="T6">ROM_DB_PY/gameslists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10" draw:name="Shape 2" draw:style-name="gr8" draw:text-style-name="P12" svg:width="38.05mm" svg:height="8.73mm" svg:x="138.59mm" svg:y="3.24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1" draw:name="Shape 3" draw:style-name="gr8" draw:text-style-name="P12" svg:width="38.05mm" svg:height="8.73mm" svg:x="182.09mm" svg:y="3.24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2" draw:name="Shape 4" draw:style-name="gr8" draw:text-style-name="P12" svg:width="38.05mm" svg:height="8.73mm" svg:x="225.56mm" svg:y="3.24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1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3" draw:name="Shape 5" draw:style-name="gr8" draw:text-style-name="P12" svg:width="38.05mm" svg:height="8.73mm" svg:x="270.38mm" svg:y="3.24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1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4" draw:name="Shape 6" draw:style-name="gr8" draw:text-style-name="P12" svg:width="38.05mm" svg:height="8.73mm" svg:x="95.07mm" svg:y="3.24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1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7" draw:name="Rectangle-Cut- 1" draw:style-name="gr9" draw:text-style-name="P14" svg:width="151.37mm" svg:height="12.22mm" svg:x="133.36mm" svg:y="30.57mm">
            <text:p text:style-name="P13"><text:span text:style-name="T7">https://github.com/pestami/ArcadeMeta</text:span></text:p>
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ontrol draw:z-index="18" draw:name="Control 2" draw:style-name="gr10" draw:text-style-name="P15" svg:width="33.96mm" svg:height="7.82mm" svg:x="456.15mm" svg:y="4.44mm" draw:control="control1"/>
        </table:shapes>
        <table:table-column table:style-name="co1" table:default-cell-style-name="Default"/>
        <table:table-column table:style-name="co2" table:default-cell-style-name="ce16"/>
        <table:table-column table:style-name="co3" table:default-cell-style-name="ce7"/>
        <table:table-column table:style-name="co4" table:default-cell-style-name="ce10"/>
        <table:table-column table:style-name="co5" table:default-cell-style-name="Default"/>
        <table:table-column table:style-name="co6" table:default-cell-style-name="Default"/>
        <table:table-column table:style-name="co7" table:number-columns-repeated="2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row table:style-name="ro1">
          <table:table-cell table:style-name="ce11"/>
          <table:table-cell table:style-name="ce5"/>
          <table:table-cell table:style-name="ce1" office:value-type="string" calcext:value-type="string">
            <text:p>Global Variables</text:p>
          </table:table-cell>
          <table:table-cell table:style-name="ce8"/>
          <table:table-cell table:style-name="ce11" table:number-columns-repeated="15"/>
          <table:table-cell table:style-name="ce11">
            <draw:custom-shape draw:z-index="16" draw:name="Shape 9" draw:style-name="gr8" draw:text-style-name="P12" svg:width="38.05mm" svg:height="8.73mm" svg:x="0mm" svg:y="3.51mm">
              <office:event-listeners>
                <script:event-listener script:language="ooo:script" script:event-name="dom:click" xlink:href="vnd.sun.star.script:CALC_FLOW_CHART.py$Open_Python3?language=Python&amp;location=share" xlink:type="simple"/>
              </office:event-listeners>
              <text:p text:style-name="P11">Python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  <table:table-cell table:style-name="ce11">
            <draw:custom-shape draw:z-index="15" draw:name="Shape 14" draw:style-name="gr11" draw:text-style-name="P16" svg:width="38.05mm" svg:height="8.73mm" svg:x="0mm" svg:y="4.3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1">TEST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  <table:table-cell table:style-name="ce5" table:number-columns-repeated="2"/>
          <table:table-cell table:style-name="ce11" table:number-columns-repeated="3"/>
        </table:table-row>
        <table:table-row table:style-name="ro2">
          <table:table-cell table:style-name="ce13"/>
          <table:table-cell table:style-name="ce6"/>
          <table:table-cell table:style-name="ce15"/>
          <table:table-cell table:style-name="ce9"/>
          <table:table-cell table:style-name="ce13" table:number-columns-repeated="2"/>
          <table:table-cell table:style-name="ce40" office:value-type="string" calcext:value-type="string">
            <text:p>%ROOT%</text:p>
          </table:table-cell>
          <table:table-cell table:style-name="ce41" table:formula="of:=VLOOKUP([.G2];[$SETUP.$B$11:.$C$24];2;0)" office:value-type="string" office:string-value="C:\Users\sesa237770\Documents\ArcadeMeta" calcext:value-type="string" table:number-columns-spanned="9" table:number-rows-spanned="1">
            <text:p>C:\Users\sesa237770\Documents\ArcadeMeta</text:p>
          </table:table-cell>
          <table:covered-table-cell table:number-columns-repeated="5" table:style-name="ce42"/>
          <table:covered-table-cell table:number-columns-repeated="3" table:style-name="ce13"/>
          <table:table-cell table:style-name="ce13" table:number-columns-repeated="11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2">
          <table:table-cell table:style-name="ce13"/>
          <table:table-cell table:style-name="ce6"/>
          <table:table-cell table:style-name="ce4"/>
          <table:table-cell table:style-name="ce9"/>
          <table:table-cell table:style-name="ce13" table:number-columns-repeated="23"/>
          <table:table-cell table:style-name="ce6" table:number-columns-repeated="2"/>
          <table:table-cell table:style-name="ce13" table:number-columns-repeated="3"/>
        </table:table-row>
        <table:table-row table:style-name="ro4">
          <table:table-cell table:style-name="ce13"/>
          <table:table-cell table:style-name="ce12"/>
          <table:table-cell table:style-name="ce22" office:value-type="string" calcext:value-type="string">
            <text:p>FUNCTIONS</text:p>
          </table:table-cell>
          <table:table-cell table:style-name="ce37" table:number-columns-repeated="2"/>
          <table:table-cell table:style-name="ce13" table:number-columns-repeated="22"/>
          <table:table-cell table:style-name="ce22" office:value-type="string" calcext:value-type="string">
            <text:p>COMMAND LINES</text:p>
          </table:table-cell>
          <table:table-cell table:style-name="ce37" table:number-columns-repeated="2"/>
          <table:table-cell table:style-name="ce13" table:number-columns-repeated="2"/>
        </table:table-row>
        <table:table-row-group>
          <table:table-row table:style-name="ro3">
            <table:table-cell table:style-name="ce13"/>
            <table:table-cell table:style-name="ce12" office:value-type="float" office:value="1" calcext:value-type="float">
              <text:p>1</text:p>
            </table:table-cell>
            <table:table-cell table:style-name="ce23" office:value-type="string" calcext:value-type="string">
              <text:p>PATHS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37" office:value-type="string" calcext:value-type="string">
              <text:p>SCRAPE_LIST_ROM_IMAGE_XML.py</text:p>
            </table:table-cell>
            <table:table-cell table:style-name="ce25" table:formula="of:=+[.C15] &amp; &quot; &quot; &amp;[.C46]" office:value-type="string" office:string-value="10010011X 100000000010000000000000001X" calcext:value-type="string">
              <text:p>10010011X 100000000010000000000000001X</text:p>
            </table:table-cell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2" calcext:value-type="float">
              <text:p>2</text:p>
            </table:table-cell>
            <table:table-cell table:style-name="ce23" office:value-type="string" calcext:value-type="string">
              <text:p>INITIALIZE_DB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3" calcext:value-type="float">
              <text:p>3</text:p>
            </table:table-cell>
            <table:table-cell table:style-name="ce23" office:value-type="string" calcext:value-type="string">
              <text:p>LOADLISTGAM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4" calcext:value-type="float">
              <text:p>4</text:p>
            </table:table-cell>
            <table:table-cell table:style-name="ce23" office:value-type="string" calcext:value-type="string">
              <text:p>LOADROMS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5" calcext:value-type="float">
              <text:p>5</text:p>
            </table:table-cell>
            <table:table-cell table:style-name="ce23" office:value-type="string" calcext:value-type="string">
              <text:p>LOADIMAG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6" calcext:value-type="float">
              <text:p>6</text:p>
            </table:table-cell>
            <table:table-cell table:style-name="ce23" office:value-type="string" calcext:value-type="string">
              <text:p>LOADMEDIA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13"/>
            <table:table-cell table:style-name="ce13">
              <draw:connector draw:z-index="8" draw:name="Connector-Standard 4" draw:style-name="gr1" draw:text-style-name="P1" svg:x1="-127.75mm" svg:y1="56.55mm" svg:x2="-105.75mm" svg:y2="68.32mm" draw:start-shape="id5" draw:start-glue-point="2" draw:end-shape="id1" draw:end-glue-point="4" svg:d="M16724 11673v591h2200v586" svg:viewBox="0 0 2201 1178">
                <text:p/>
              </draw:connector>
            </table:table-cell>
            <table:table-cell table:style-name="ce13" table:number-columns-repeated="8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7" calcext:value-type="float">
              <text:p>7</text:p>
            </table:table-cell>
            <table:table-cell table:style-name="ce23" office:value-type="string" calcext:value-type="string">
              <text:p>LOADIMAGESSCRAPED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8" calcext:value-type="float">
              <text:p>8</text:p>
            </table:table-cell>
            <table:table-cell table:style-name="ce23" office:value-type="string" calcext:value-type="string">
              <text:p>LOADLISTGAMES_2_XML_DB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37" table:number-columns-repeated="3"/>
            <table:table-cell table:style-name="ce13" table:number-columns-repeated="2"/>
          </table:table-row>
        </table:table-row-group>
        <table:table-row table:style-name="ro3">
          <table:table-cell table:style-name="ce13"/>
          <table:table-cell table:style-name="ce14"/>
          <table:table-cell table:style-name="ce26" office:value-type="string" calcext:value-type="string">
            <text:p>COMMAND LINE PARAMETER</text:p>
          </table:table-cell>
          <table:table-cell table:style-name="ce33" table:number-columns-repeated="2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14"/>
          <table:table-cell table:style-name="ce33" table:formula="of:=COM.MICROSOFT.CONCAT([.D$3:.D$16])&amp;&quot;X&quot;" office:value-type="string" office:string-value="10010011X" calcext:value-type="string">
            <text:p>10010011X</text:p>
          </table:table-cell>
          <table:table-cell table:style-name="ce33" table:number-columns-repeated="2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6"/>
          <table:table-cell table:style-name="ce4"/>
          <table:table-cell table:style-name="ce9"/>
          <table:table-cell table:style-name="ce13" table:number-columns-repeated="23"/>
          <table:table-cell table:style-name="ce6" table:number-columns-repeated="2"/>
          <table:table-cell table:style-name="ce13" table:number-columns-repeated="3"/>
        </table:table-row>
        <table:table-row table:style-name="ro4">
          <table:table-cell table:style-name="ce13"/>
          <table:table-cell table:style-name="ce12"/>
          <table:table-cell table:style-name="ce22" office:value-type="string" calcext:value-type="string">
            <text:p>CONSOLES</text:p>
          </table:table-cell>
          <table:table-cell table:style-name="ce37" table:number-columns-repeated="2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-group>
          <table:table-row table:style-name="ro3">
            <table:table-cell table:style-name="ce13"/>
            <table:table-cell table:style-name="ce12" office:value-type="float" office:value="1" calcext:value-type="float">
              <text:p>1</text:p>
            </table:table-cell>
            <table:table-cell table:style-name="ce23" office:value-type="string" calcext:value-type="string">
              <text:p>arcade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" calcext:value-type="float">
              <text:p>2</text:p>
            </table:table-cell>
            <table:table-cell table:style-name="ce23" office:value-type="string" calcext:value-type="string">
              <text:p>atari26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3" calcext:value-type="float">
              <text:p>3</text:p>
            </table:table-cell>
            <table:table-cell table:style-name="ce23" office:value-type="string" calcext:value-type="string">
              <text:p>atari52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4" calcext:value-type="float">
              <text:p>4</text:p>
            </table:table-cell>
            <table:table-cell table:style-name="ce23" office:value-type="string" calcext:value-type="string">
              <text:p>atari78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5" calcext:value-type="float">
              <text:p>5</text:p>
            </table:table-cell>
            <table:table-cell table:style-name="ce23" office:value-type="string" calcext:value-type="string">
              <text:p>c64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6" calcext:value-type="float">
              <text:p>6</text:p>
            </table:table-cell>
            <table:table-cell table:style-name="ce23" office:value-type="string" calcext:value-type="string">
              <text:p>dreamcast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7" calcext:value-type="float">
              <text:p>7</text:p>
            </table:table-cell>
            <table:table-cell table:style-name="ce23" office:value-type="string" calcext:value-type="string">
              <text:p>gba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8" calcext:value-type="float">
              <text:p>8</text:p>
            </table:table-cell>
            <table:table-cell table:style-name="ce23" office:value-type="string" calcext:value-type="string">
              <text:p>gc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9" calcext:value-type="float">
              <text:p>9</text:p>
            </table:table-cell>
            <table:table-cell table:style-name="ce23" office:value-type="string" calcext:value-type="string">
              <text:p>mame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0" calcext:value-type="float">
              <text:p>10</text:p>
            </table:table-cell>
            <table:table-cell table:style-name="ce23" office:value-type="string" calcext:value-type="string">
              <text:p>mame-advmame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1" calcext:value-type="float">
              <text:p>11</text:p>
            </table:table-cell>
            <table:table-cell table:style-name="ce23" office:value-type="string" calcext:value-type="string">
              <text:p>mame-libretro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2" calcext:value-type="float">
              <text:p>12</text:p>
            </table:table-cell>
            <table:table-cell table:style-name="ce23" office:value-type="string" calcext:value-type="string">
              <text:p>mame-mame4all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3" calcext:value-type="float">
              <text:p>13</text:p>
            </table:table-cell>
            <table:table-cell table:style-name="ce23" office:value-type="string" calcext:value-type="string">
              <text:p>mastersystem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4" calcext:value-type="float">
              <text:p>14</text:p>
            </table:table-cell>
            <table:table-cell table:style-name="ce23" office:value-type="string" calcext:value-type="string">
              <text:p>megadrive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5" calcext:value-type="float">
              <text:p>15</text:p>
            </table:table-cell>
            <table:table-cell table:style-name="ce23" office:value-type="string" calcext:value-type="string">
              <text:p>n64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6" calcext:value-type="float">
              <text:p>16</text:p>
            </table:table-cell>
            <table:table-cell table:style-name="ce23" office:value-type="string" calcext:value-type="string">
              <text:p>nd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7" calcext:value-type="float">
              <text:p>17</text:p>
            </table:table-cell>
            <table:table-cell table:style-name="ce23" office:value-type="string" calcext:value-type="string">
              <text:p>neogeo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8" calcext:value-type="float">
              <text:p>18</text:p>
            </table:table-cell>
            <table:table-cell table:style-name="ce23" office:value-type="string" calcext:value-type="string">
              <text:p>n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9" calcext:value-type="float">
              <text:p>19</text:p>
            </table:table-cell>
            <table:table-cell table:style-name="ce23" office:value-type="string" calcext:value-type="string">
              <text:p>pc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0" calcext:value-type="float">
              <text:p>20</text:p>
            </table:table-cell>
            <table:table-cell table:style-name="ce23" office:value-type="string" calcext:value-type="string">
              <text:p>port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1" calcext:value-type="float">
              <text:p>21</text:p>
            </table:table-cell>
            <table:table-cell table:style-name="ce23" office:value-type="string" calcext:value-type="string">
              <text:p>psp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2" calcext:value-type="float">
              <text:p>22</text:p>
            </table:table-cell>
            <table:table-cell table:style-name="ce23" office:value-type="string" calcext:value-type="string">
              <text:p>psx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3" calcext:value-type="float">
              <text:p>23</text:p>
            </table:table-cell>
            <table:table-cell table:style-name="ce23" office:value-type="string" calcext:value-type="string">
              <text:p>saturn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4" calcext:value-type="float">
              <text:p>24</text:p>
            </table:table-cell>
            <table:table-cell table:style-name="ce23" office:value-type="string" calcext:value-type="string">
              <text:p>sg-10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5" calcext:value-type="float">
              <text:p>25</text:p>
            </table:table-cell>
            <table:table-cell table:style-name="ce23" office:value-type="string" calcext:value-type="string">
              <text:p>sn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6" calcext:value-type="float">
              <text:p>26</text:p>
            </table:table-cell>
            <table:table-cell table:style-name="ce23" office:value-type="string" calcext:value-type="string">
              <text:p>zxspectrum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7" calcext:value-type="float">
              <text:p>27</text:p>
            </table:table-cell>
            <table:table-cell table:style-name="ce23" office:value-type="string" calcext:value-type="string">
              <text:p>TurboGrafX <text:s text:c="3"/>pcengine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</table:table-row-group>
        <table:table-row table:style-name="ro3">
          <table:table-cell table:style-name="ce13"/>
          <table:table-cell table:style-name="ce14"/>
          <table:table-cell table:style-name="ce26" office:value-type="string" calcext:value-type="string">
            <text:p>COMMAND LINE PARAMETER</text:p>
          </table:table-cell>
          <table:table-cell table:style-name="ce38"/>
          <table:table-cell table:style-name="ce33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14"/>
          <table:table-cell table:style-name="ce33" table:formula="of:=COM.MICROSOFT.CONCAT([.D$18:.D$44])&amp;&quot;X&quot;" office:value-type="string" office:string-value="100000000010000000000000001X" calcext:value-type="string">
            <text:p>100000000010000000000000001X</text:p>
          </table:table-cell>
          <table:table-cell table:style-name="ce33" table:number-columns-repeated="2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5">
          <table:table-cell table:style-name="ce13"/>
          <table:table-cell table:style-name="ce6" table:number-columns-repeated="2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2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6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7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4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8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2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9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5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10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2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11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4">
          <table:table-cell table:number-columns-repeated="32"/>
        </table:table-row>
        <table:table-row table:style-name="ro12">
          <table:table-cell table:number-columns-repeated="32"/>
        </table:table-row>
        <table:table-row table:style-name="ro3" table:number-rows-repeated="1048501">
          <table:table-cell table:number-columns-repeated="32"/>
        </table:table-row>
        <table:table-row table:style-name="ro3">
          <table:table-cell table:number-columns-repeated="32"/>
        </table:table-row>
        <calcext:conditional-formats>
          <calcext:conditional-format calcext:target-range-address="'ROMS-Cockpit'.D6:'ROMS-Cockpit'.D13 'ROMS-Cockpit'.D18:'ROMS-Cockpit'.D45">
            <calcext:condition calcext:apply-style-name="radiobutton" calcext:value="=1" calcext:base-cell-address="'ROMS-Cockpit'.D6"/>
          </calcext:conditional-format>
        </calcext:conditional-formats>
      </table:table>
      <table:table table:name="TEMPLATE" table:style-name="ta1">
        <table:shapes>
          <draw:custom-shape draw:z-index="0" draw:name="Shape 1" draw:style-name="gr8" draw:text-style-name="P12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15" draw:style-name="gr8" draw:text-style-name="P12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16" draw:style-name="gr8" draw:text-style-name="P12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1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17" draw:style-name="gr8" draw:text-style-name="P12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1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18" draw:style-name="gr8" draw:text-style-name="P12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1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3" table:default-cell-style-name="ce7"/>
        <table:table-column table:style-name="co12" table:default-cell-style-name="ce10"/>
        <table:table-column table:style-name="co4" table:default-cell-style-name="ce10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number-columns-repeated="3" table:default-cell-style-name="Default"/>
        <table:table-row table:style-name="ro1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11" table:number-columns-repeated="6"/>
          <table:table-cell table:style-name="ce11">
            <draw:custom-shape draw:z-index="5" draw:name="Shape 19" draw:style-name="gr11" draw:text-style-name="P16" svg:width="38.05mm" svg:height="8.73mm" svg:x="27.35mm" svg:y="2.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1">TES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</table:table-row>
        <table:table-row table:style-name="ro13">
          <table:table-cell table:style-name="ce4"/>
          <table:table-cell table:style-name="ce9" table:number-columns-repeated="8"/>
          <table:table-cell table:style-name="ce13" table:number-columns-repeated="8"/>
        </table:table-row>
        <table:table-row table:style-name="ro3" table:number-rows-repeated="40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14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6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7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8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9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0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8"/>
          <table:table-cell table:style-name="ce13">
            <draw:custom-shape table:end-cell-address="TEMPLATE.Q64" table:end-x="15.5mm" table:end-y="11.63mm" draw:z-index="6" draw:name="Rechteck 2" draw:style-name="gr12" draw:text-style-name="P18" svg:width="143.26mm" svg:height="17.81mm" svg:x="13.69mm" svg:y="2.85mm">
              <text:p text:style-name="P17"><text:span text:style-name="T8">\\10.236.177.4\D_Drive\</text:span><text:span text:style-name="T9">MIDDLEWARE_LOG\epl_stammdaten\</text:span><text:span text:style-name="T10"><text:line-break/></text:span><text:span text:style-name="T11">SAP_stammdaten.lo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4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1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4">
          <table:table-cell table:number-columns-repeated="17"/>
        </table:table-row>
        <table:table-row table:style-name="ro12">
          <table:table-cell table:number-columns-repeated="17"/>
        </table:table-row>
        <table:table-row table:style-name="ro3" table:number-rows-repeated="1048505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SETUP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Windows" form:control-implementation="ooo:com.sun.star.form.component.RadioButton" xml:id="control2" form:id="control2" form:label="Windows" form:current-selected="true" form:value="Windows" form:input-required="false" form:linked-cell="SETUP.C3" formx:group-name="O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Windows" form:control-implementation="ooo:com.sun.star.form.component.RadioButton" xml:id="control3" form:id="control3" form:label="Linux" form:value="Linux" form:input-required="false" form:linked-cell="SETUP.C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ustom-shape draw:z-index="0" draw:name="Shape 7" draw:style-name="gr8" draw:text-style-name="P12" svg:width="38.05mm" svg:height="8.73mm" svg:x="93.7mm" svg:y="5.38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8" draw:style-name="gr8" draw:text-style-name="P12" svg:width="38.05mm" svg:height="8.73mm" svg:x="137.2mm" svg:y="5.38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21" table:default-cell-style-name="ce13"/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28" table:default-cell-style-name="ce13"/>
        <table:table-column table:style-name="co29" table:default-cell-style-name="ce13"/>
        <table:table-column table:style-name="co19" table:default-cell-style-name="ce13"/>
        <table:table-column table:style-name="co11" table:number-columns-repeated="9" table:default-cell-style-name="ce13"/>
        <table:table-row table:style-name="ro15">
          <table:table-cell table:style-name="ce11"/>
          <table:table-cell table:style-name="ce11" office:value-type="string" calcext:value-type="string">
            <text:p>SETUP FLOW CHART</text:p>
          </table:table-cell>
          <table:table-cell table:style-name="ce11"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table:number-columns-repeated="2"/>
          <table:table-cell table:style-name="ce30" office:value-type="string" calcext:value-type="string">
            <text:p>Windows</text:p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2" draw:name="Control 1" draw:style-name="gr13" draw:text-style-name="P19" svg:width="57.93mm" svg:height="7.31mm" svg:x="9.25mm" svg:y="0.93mm" draw:control="control2"/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3" draw:name="Control 4" draw:style-name="gr13" draw:text-style-name="P19" svg:width="57.93mm" svg:height="7.31mm" svg:x="9.48mm" svg:y="3.45mm" draw:control="control3"/>
          </table:table-cell>
          <table:table-cell table:number-columns-repeated="16"/>
        </table:table-row>
        <table:table-row table:style-name="ro3" table:number-rows-repeated="4">
          <table:table-cell table:number-columns-repeated="19"/>
        </table:table-row>
        <table:table-row table:style-name="ro16">
          <table:table-cell/>
          <table:table-cell table:style-name="ce27" office:value-type="string" calcext:value-type="string">
            <text:p>VARIABLE</text:p>
          </table:table-cell>
          <table:table-cell table:style-name="ce27" office:value-type="string" calcext:value-type="string">
            <text:p>Current Value</text:p>
          </table:table-cell>
          <table:table-cell table:style-name="ce27" office:value-type="string" calcext:value-type="string">
            <text:p>VALUE windows</text:p>
          </table:table-cell>
          <table:table-cell table:style-name="ce27" office:value-type="string" calcext:value-type="string">
            <text:p>VALUE Linux</text:p>
          </table:table-cell>
          <table:table-cell table:style-name="ce27"/>
          <table:table-cell table:style-name="ce27" office:value-type="string" calcext:value-type="string">
            <text:p>PROGRAM</text:p>
          </table:table-cell>
          <table:table-cell table:style-name="ce27" office:value-type="string" calcext:value-type="string">
            <text:p>Current Value</text:p>
          </table:table-cell>
          <table:table-cell table:style-name="ce27" office:value-type="string" calcext:value-type="string">
            <text:p>Windows</text:p>
          </table:table-cell>
          <table:table-cell table:style-name="ce27" office:value-type="string" calcext:value-type="string">
            <text:p>LINUX</text:p>
          </table:table-cell>
          <table:table-cell table:number-columns-repeated="9"/>
        </table:table-row>
        <table:table-row table:style-name="ro17">
          <table:table-cell/>
          <table:table-cell table:style-name="ce28" office:value-type="string" calcext:value-type="string">
            <text:p>%ROOT%</text:p>
          </table:table-cell>
          <table:table-cell table:style-name="ce31" table:formula="of:=IF([.$C$3]=&quot;Windows&quot;;[.D11];[.E11])" office:value-type="string" office:string-value="C:\Users\sesa237770\Documents\ArcadeMeta" calcext:value-type="string">
            <text:p>C:\Users\sesa237770\Documents\ArcadeMeta</text:p>
          </table:table-cell>
          <table:table-cell table:style-name="ce28" office:value-type="string" calcext:value-type="string">
            <text:p>C:\Users\sesa237770\Documents\ArcadeMeta</text:p>
          </table:table-cell>
          <table:table-cell table:style-name="ce28" office:value-type="string" calcext:value-type="string">
            <text:p>/home/pi/Documents/ArcadeMeta</text:p>
          </table:table-cell>
          <table:table-cell table:style-name="ce27"/>
          <table:table-cell table:style-name="ce28" office:value-type="string" calcext:value-type="string">
            <text:p>explorer</text:p>
          </table:table-cell>
          <table:table-cell table:style-name="ce31" table:formula="of:=IF([.$C$3]=&quot;Windows&quot;;[.I11];[.J11])" office:value-type="string" office:string-value="C:\Windows\explorer.exe" calcext:value-type="string">
            <text:p>C:\Windows\explorer.exe</text:p>
          </table:table-cell>
          <table:table-cell table:style-name="ce28" office:value-type="string" calcext:value-type="string">
            <text:p>C:\Windows\explorer.exe</text:p>
          </table:table-cell>
          <table:table-cell table:style-name="ce28" office:value-type="string" calcext:value-type="string">
            <text:p>thunar</text:p>
          </table:table-cell>
          <table:table-cell table:number-columns-repeated="9"/>
        </table:table-row>
        <table:table-row table:style-name="ro16">
          <table:table-cell/>
          <table:table-cell table:style-name="ce28" office:value-type="string" calcext:value-type="string">
            <text:p>%ROOT_SCRIPTING_PATH%</text:p>
          </table:table-cell>
          <table:table-cell table:style-name="ce31" table:formula="of:=IF([.$C$3]=&quot;Windows&quot;;[.D12];[.E12])" office:value-type="string" office:string-value="\\10.236.177.4\Schneider\ScriptingPath" calcext:value-type="string">
            <text:p>\\10.236.177.4\Schneider\ScriptingPath</text:p>
          </table:table-cell>
          <table:table-cell table:style-name="ce28" office:value-type="string" calcext:value-type="string">
            <text:p><text:a xlink:href="file://10.236.177.4/Schneider/ScriptingPath" xlink:type="simple">\\10.236.177.4\Schneider\ScriptingPath</text:a></text:p>
          </table:table-cell>
          <table:table-cell table:style-name="ce28" office:value-type="string" calcext:value-type="string">
            <text:p>NONE</text:p>
          </table:table-cell>
          <table:table-cell table:style-name="ce27"/>
          <table:table-cell table:style-name="ce28" office:value-type="string" calcext:value-type="string">
            <text:p>notepad++</text:p>
          </table:table-cell>
          <table:table-cell table:style-name="ce31" table:formula="of:=IF([.$C$3]=&quot;Windows&quot;;[.I12];[.J12])" office:value-type="string" office:string-value="C:\Program Files\Notepad++\notepad++.exe" calcext:value-type="string">
            <text:p>C:\Program Files\Notepad++\notepad++.exe</text:p>
          </table:table-cell>
          <table:table-cell table:style-name="ce28" office:value-type="string" calcext:value-type="string">
            <text:p>C:\Program Files\Notepad++\notepad++.exe</text:p>
          </table:table-cell>
          <table:table-cell table:style-name="ce28" office:value-type="string" calcext:value-type="string">
            <text:p>xed</text:p>
          </table:table-cell>
          <table:table-cell table:number-columns-repeated="9"/>
        </table:table-row>
        <table:table-row table:style-name="ro14">
          <table:table-cell/>
          <table:table-cell table:style-name="ce28" office:value-type="string" calcext:value-type="string">
            <text:p>%ProgramsUser%</text:p>
          </table:table-cell>
          <table:table-cell table:style-name="ce31" table:formula="of:=IF([.$C$3]=&quot;Windows&quot;;[.D13];[.E13])" office:value-type="string" office:string-value="C:\Users\sesa237770\Schneider Electric\FELLER_PDM-SAP Group - General\ARCHIVE-BACKUP-SERVER 2020\Symphony_Connector_Backup\ProgramsUser" calcext:value-type="string">
            <text:p>C:\Users\sesa237770\Schneider Electric\FELLER_PDM-SAP Group - General\ARCHIVE-BACKUP-SERVER 2020\Symphony_Connector_Backup\ProgramsUser</text:p>
          </table:table-cell>
          <table:table-cell table:style-name="ce28" office:value-type="string" calcext:value-type="string">
            <text:p>C:\Users\sesa237770\Schneider Electric\FELLER_PDM-SAP Group - General\ARCHIVE-BACKUP-SERVER 2020\Symphony_Connector_Backup\ProgramsUser</text:p>
          </table:table-cell>
          <table:table-cell table:style-name="ce28" office:value-type="string" calcext:value-type="string">
            <text:p><text:s/></text:p>
          </table:table-cell>
          <table:table-cell table:style-name="ce27"/>
          <table:table-cell table:style-name="ce28" office:value-type="string" calcext:value-type="string">
            <text:p>PyScripter</text:p>
          </table:table-cell>
          <table:table-cell table:style-name="ce31" table:formula="of:=IF([.$C$3]=&quot;Windows&quot;;[.I13];[.J13])" office:value-type="string" office:string-value="C:\ProgrammeApps\PyScripter\PyScripter.exe" calcext:value-type="string">
            <text:p>C:\ProgrammeApps\PyScripter\PyScripter.exe</text:p>
          </table:table-cell>
          <table:table-cell table:style-name="ce28" office:value-type="string" calcext:value-type="string">
            <text:p>C:\ProgrammeApps\PyScripter\PyScripter.exe</text:p>
          </table:table-cell>
          <table:table-cell table:style-name="ce28" office:value-type="string" calcext:value-type="string">
            <text:p>spyder</text:p>
          </table:table-cell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4];[.E14])" office:value-type="float" office:value="0" calcext:value-type="float">
            <text:p>0</text:p>
          </table:table-cell>
          <table:table-cell table:style-name="ce28"/>
          <table:table-cell table:style-name="ce28" office:value-type="string" calcext:value-type="string">
            <text:p><text:s/></text:p>
          </table:table-cell>
          <table:table-cell table:style-name="ce27"/>
          <table:table-cell table:style-name="ce28" office:value-type="string" calcext:value-type="string">
            <text:p>SQLiteStudio</text:p>
          </table:table-cell>
          <table:table-cell table:style-name="ce31" table:formula="of:=IF([.$C$3]=&quot;Windows&quot;;[.I14];[.J14])" office:value-type="string" office:string-value="C:\PortableApps\SQLiteStudio\SQLiteStudio.exe" calcext:value-type="string">
            <text:p>C:\PortableApps\SQLiteStudio\SQLiteStudio.exe</text:p>
          </table:table-cell>
          <table:table-cell table:style-name="ce28" office:value-type="string" calcext:value-type="string">
            <text:p>C:\PortableApps\SQLiteStudio\SQLiteStudio.exe</text:p>
          </table:table-cell>
          <table:table-cell table:style-name="ce28" office:value-type="string" calcext:value-type="string">
            <text:p>sqlitebrowser</text:p>
          </table:table-cell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5];[.E15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 office:value-type="string" calcext:value-type="string">
            <text:p>python</text:p>
          </table:table-cell>
          <table:table-cell table:style-name="ce31" table:formula="of:=IF([.$C$3]=&quot;Windows&quot;;[.I15];[.J15])" office:value-type="string" office:string-value="C:\ProgrammeApps\python3\python.exe" calcext:value-type="string">
            <text:p>C:\ProgrammeApps\python3\python.exe</text:p>
          </table:table-cell>
          <table:table-cell table:style-name="ce28" office:value-type="string" calcext:value-type="string">
            <text:p>C:\ProgrammeApps\python3\python.exe</text:p>
          </table:table-cell>
          <table:table-cell table:style-name="ce28" office:value-type="string" calcext:value-type="string">
            <text:p>python3</text:p>
          </table:table-cell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6];[.E16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6];[.J16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7];[.E17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7];[.J17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8];[.E18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8];[.J18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9];[.E19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9];[.J19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0];[.E20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0];[.J20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1];[.E21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1];[.J21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2];[.E22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2];[.J22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3];[.E23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3];[.J23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4];[.E24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4];[.J24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3" table:number-rows-repeated="5">
          <table:table-cell table:number-columns-repeated="19"/>
        </table:table-row>
        <table:table-row table:style-name="ro18">
          <table:table-cell/>
          <table:table-cell table:style-name="ce29" office:value-type="string" calcext:value-type="string">
            <text:p>LO Python Directory</text:p>
          </table:table-cell>
          <table:table-cell table:style-name="ce32" office:value-type="string" calcext:value-type="string" table:number-columns-spanned="3" table:number-rows-spanned="1">
            <text:p>C:\ProgrammeApps\LibreOffice\share\Scripts\python</text:p>
          </table:table-cell>
          <table:covered-table-cell table:number-columns-repeated="2"/>
          <table:table-cell table:number-columns-repeated="14"/>
        </table:table-row>
        <table:table-row table:style-name="ro3">
          <table:table-cell table:number-columns-repeated="19"/>
        </table:table-row>
        <table:table-row table:style-name="ro18">
          <table:table-cell/>
          <table:table-cell table:style-name="ce29" office:value-type="string" calcext:value-type="string">
            <text:p>GIT Directory</text:p>
          </table:table-cell>
          <table:table-cell table:style-name="ce32" office:value-type="string" calcext:value-type="string" table:number-columns-spanned="3" table:number-rows-spanned="1">
            <text:p>C:\Users\sesa237770\Documents\spreadsheets\CALC</text:p>
          </table:table-cell>
          <table:covered-table-cell table:number-columns-repeated="2"/>
          <table:table-cell table:number-columns-repeated="14"/>
        </table:table-row>
        <table:table-row table:style-name="ro3">
          <table:table-cell table:number-columns-repeated="19"/>
        </table:table-row>
        <table:table-row table:style-name="ro18">
          <table:table-cell/>
          <table:table-cell table:style-name="ce29" office:value-type="string" calcext:value-type="string">
            <text:p>LO Python Directory</text:p>
          </table:table-cell>
          <table:table-cell table:style-name="ce32" office:value-type="string" calcext:value-type="string" table:number-columns-spanned="3" table:number-rows-spanned="1">
            <text:p>/usr/lib/libreoffice/share/Scripts/python/</text:p>
          </table:table-cell>
          <table:covered-table-cell table:number-columns-repeated="2"/>
          <table:table-cell table:number-columns-repeated="14"/>
        </table:table-row>
        <table:table-row table:style-name="ro3" table:number-rows-repeated="10">
          <table:table-cell table:number-columns-repeated="19"/>
        </table:table-row>
        <table:table-row table:style-name="ro3">
          <table:table-cell table:number-columns-repeated="19"/>
        </table:table-row>
      </table:table>
      <table:named-expressions>
        <table:named-range table:name="COMANDLINE01" table:base-cell-address="$'ROMS-Cockpit'.$C$23" table:cell-range-address="$'ROMS-Cockpit'.$C$15"/>
        <table:named-range table:name="COMANDLINE02" table:base-cell-address="$'ROMS-Cockpit'.$E$59" table:cell-range-address="$'ROMS-Cockpit'.$C$46"/>
        <table:named-range table:name="rngCOMMANDLINES" table:base-cell-address="$'ROMS-Cockpit'.$AB$6" table:cell-range-address="$'ROMS-Cockpit'.$AB$6:.$AC$12"/>
        <table:named-range table:name="rngPROGRAMS" table:base-cell-address="$'ROMS-Cockpit'.$G$11" table:cell-range-address="$SETUP.$G$11:.$I$24"/>
        <table:named-range table:name="rngVARIABLE" table:base-cell-address="$'ROMS-Cockpit'.$G$11" table:cell-range-address="$SETUP.$B$11:.$D$24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family-asian="'Noto Sans CJK SC'" style:font-family-generic-asian="system" style:font-pitch-asian="variable" style:font-size-asian="10pt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background-color="#ffff00"/>
      <style:text-properties fo:color="#000000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adiobutton" style:family="table-cell" style:parent-style-name="Default">
      <style:table-cell-properties fo:border-bottom="1.5pt solid #000000" style:diagonal-bl-tr="none" style:diagonal-tl-br="none" fo:border-left="0.06pt solid #000000" fo:border-right="0.06pt solid #000000" fo:border-top="0.06pt solid #000000"/>
      <style:text-properties fo:font-weight="bold"/>
    </style:style>
    <draw:hatch draw:name="Blue_20_45_20_Degrees_20_Crossed" draw:display-name="Blue 45 Degrees Crossed" draw:style="double" draw:color="#2a6099" draw:distance="2.03mm" draw:rotation="450"/>
    <draw:marker draw:name="Arrowheads_20_1" draw:display-name="Arrowheads 1" svg:viewBox="0 0 20 30" svg:d="M10 0l-10 30h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2mm" draw:dots2="1" draw:dots2-length="0.2mm" draw:distance="0.2mm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4-26">00.00.0000</text:date>, <text:time style:data-style-name="N2" text:time-value="10:55:25.60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1T09:35:15.056000000</meta:creation-date>
    <meta:generator>LibreOffice/24.2.2.2$Windows_X86_64 LibreOffice_project/d56cc158d8a96260b836f100ef4b4ef25d6f1a01</meta:generator>
    <dc:date>2024-04-26T17:58:12.108000000</dc:date>
    <meta:editing-duration>P1DT20H54M55S</meta:editing-duration>
    <meta:editing-cycles>42</meta:editing-cycles>
    <meta:document-statistic meta:table-count="3" meta:cell-count="187" meta:object-count="3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'=========================================
' Starts Python program via VBS
'=========================================
'=BEGIN====================================
sub OpenTerminal

	nOS= GetGUIType()
	
	if nOS = 4  then  'LINUX 
		x = Shell("xfce4-terminal")
	end if
	
	
	if nOS = 1  then 'WINDOWS 	
	'		x = Shell("cmd")	
	'	x = Shell("wt")		
	'	x = Shell("notepad.exe")	  'test 
	res=msgbox("please run CMD.exe manualy",1,"WINDOWS OS")
	end if

end sub
'=END=====================================
'=BEGIN====================================
sub TEST_RunShellByCalc

	sCMD="thunar /home/pi/Documents/Projects_DIY/2024-ROMS-DB/ROM_DB_PY"
	
	call  RunShellByCalc(sCMD)
		
end sub

sub RunShellByCalc( sCMD)

	sPathThis= ThisComponent.getURL()
    sPathThis="/home/pi/Documents/Projects_DIY/2024-ROMS-DB/ROM_DB_PY"
    
    sBashFile = "shellbycalc.sh"
    sPathFile=sPathThis+"/"+sBashFile
  
		    
		    Open sPathfile For Output As #1
		    
		    	Print #1," #!/bin/bash"  
		    	Print #1,"" 
		    	Print #1,sCMD
		     
		    Close 1
	
    sRUN_CMD="bash " + sPathFile
    
	x = Shell(sRUN_CMD)
	
end sub

'=END=====================================

'=========================================
'Gets Properties of a Selection
'=========================================
'=BEGIN====================================

Sub Snippet2

  Dim oCurrentSelection As Variant
  Dim oObj1 As Variant
  oCurrentSelection = ThisComponent.getCurrentSelection()
  oObj1 = oCurrentSelection.getByIndex(0)
  MsgBox oObj1.Name
  
  nCount = oCurrentSelection.getCount()
  
End Sub
'=END=====================================
'=========================================
'Gets OS
'=========================================
Sub GET_OS

x= GetGUIType()

end sub
'=END=====================================












Sub Macro1

End Sub</script:module>
</file>

<file path=Basic/Standard/mouseClick.xml><?xml version="1.0" encoding="utf-8"?>
<!DOCTYPE module  PUBLIC '-//OpenOffice.org//DTD OfficeDocument 1.0//EN'  'module.dtd'>
<script:module xmlns:script="http://openoffice.org/2000/script" script:name="mouseClick" script:language="StarBasic" script:moduleType="normal">REM  *****  BASIC  *****
REM Sorry, but I leave any remarks I am writing in Russian - it's more convenient for me (native language)
REM You can use the Google-Translate
'Option Explicit	' All variables are declared explicitly via "Dim".
Option Base 0	' Indexing of each array starts from zero
'=======================================================================
REM Global variables
Public oMouseClickHandler	REM
REM Start listening to events from the mouse
'=======================================================================
Sub RegisterMouseClickHandler
   oMouseClickHandler =  createUnoListener("MouseOnClick_", "com.sun.star.awt.XMouseClickHandler")
   ThisComponent.getCurrentController().addMouseClickHandler(oMouseClickHandler)
End Sub
'=======================================================================
REM Stop the hearing
Sub UnregisterMouseClickHandler
	On Error Resume Next
	ThisComponent.getCurrentController().removeMouseClickHandler(oMouseClickHandler)
	On Error GOTO 0
End Sub
'=======================================================================

'=======================================================================
REM Button pressed
Function MouseOnClick_mousePressed(oEvt) As Boolean
	REM It is possible to process the event at this moment
	REM But it is better (so it is considered) at the moment of releasing the button
	MouseOnClick_mousePressed = False


 sVar = MsgBox( "Button Pressed",256 + 16 + 2, "MOUSE EVENT TEST ")

End Function
'=======================================================================
REM Button released

Function MouseOnClick_mouseReleased(oEvt) As Boolean
	Dim oCell As Object		' The cell that has become highlighted
	Dim oSheet As Object	' The sheet on which it happened
	Dim nColumn%, nRow%	' The number of the column and row in which the current cell is located

		MouseOnClick_mouseReleased = False    ' Allow the office to handle other processing of this event
		 

 sVar = MsgBox( "Button released",256 + 16 + 2, "MOUSE EVENT TEST ")

End Function
'=======================================================================
sub test


 sVar = MsgBox( "Las Vegas",256 + 16 + 2, "Dialog title")


end sub
'=======================================================================
</script:module>
</file>

<file path=Basic/Standard/mouseEvent.xml><?xml version="1.0" encoding="utf-8"?>
<!DOCTYPE module  PUBLIC '-//OpenOffice.org//DTD OfficeDocument 1.0//EN'  'module.dtd'>
<script:module xmlns:script="http://openoffice.org/2000/script" script:name="mouseEvent" script:language="StarBasic" script:moduleType="normal">option explicit
'==============================================================
Sub ToggleTrueFalse(oEvent)

if oEvent.supportsService("com.sun.star.sheet.SheetCell") then

'				if oEvent.AbsoluteName = "$ROMS-Cockpit.A$4" then
'					if oEvent.formula = "" then
'						oEvent.value = now
'					end if	
'				end if	

 if oEvent.value = "" then 
 
 	exit sub
end if


 if oEvent.value = 0 then 
 	oEvent.value =1
 	cellOffsetSelect(0,1)
 	exit sub
end if

 if oEvent.value = 1 then 
 	oEvent.value =0
 	cellOffsetSelect(0,1)
 	exit sub
end if


end if


	'	dim sVar
	'	sVar = MsgBox( "Button Pressed",256 + 16 + 2, "MOUSE EVENT TEST ")

End Sub
'==============================================================
sub TEST_offset
				rem ----------------------------------------------------------------------
				rem define variables
				dim document   as object
				dim oSel as object, oSheet as object
				dim X
				rem ----------------------------------------------------------------------
				rem get access to the document
				oSheet=thiscomponent.getcurrentcontroller.activesheet
				oSel = ThisComponent.getCurrentSelection()
			'print oSel.value
			Print oSel.AbsoluteName
				X=oSel.AbsoluteName
				
				  With ThisComponent.CurrentController
    					'.select(.ActiveSheet.getCellRangeByName("B3:C5"))
    					.select(.ActiveSheet.getCellRangeByName(X))
  				End With
end sub

'==============================================================
sub cellOffsetSelect(nRow,nCol)
	dim oDoc as object, oSel as object, oActiveCell as object, oCell as object, iSheet&amp;, iColumn&amp;, iRow&amp;
	oDoc=ThisComponent
	oSel=oDoc.CurrentController.getSelection 'current selection
	if oSel.supportsService ("com.sun.star.sheet.SheetCell") then 'only one cell is selected
		oActiveCell=oSel
	else
		exit sub
	end if
	iSheet=oActiveCell.CellAddress.Sheet 'number of current sheet
	iColumn=oActiveCell.CellAddress.Column 'number of current column
	iRow=oActiveCell.CellAddress.Row 'number of current row
	oCell=oDoc.sheets(iSheet).getCellByPosition(iColumn+nCol, iRow+nRow) 'OFFSET: +1 for the column, +0 for the row
	oDoc.CurrentController.Select(oCell) 'select new cell
End Sub
'==============================================================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useClick"/>
  <library:element library:name="mouseEven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